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5088f9" officeooo:paragraph-rsid="000bbb38"/>
    </style:style>
    <style:style style:name="P2" style:family="paragraph" style:parent-style-name="Standard">
      <style:paragraph-properties fo:text-align="start" style:justify-single-word="false"/>
      <style:text-properties officeooo:rsid="005644c9" officeooo:paragraph-rsid="000bbb38"/>
    </style:style>
    <style:style style:name="P3" style:family="paragraph" style:parent-style-name="Standard">
      <style:paragraph-properties fo:text-align="start" style:justify-single-word="false"/>
      <style:text-properties officeooo:rsid="005088f9" officeooo:paragraph-rsid="000bbb38"/>
    </style:style>
    <style:style style:name="P4" style:family="paragraph" style:parent-style-name="Standard">
      <style:paragraph-properties fo:text-align="start" style:justify-single-word="false"/>
      <style:text-properties officeooo:rsid="0050e9a4" officeooo:paragraph-rsid="000bbb38"/>
    </style:style>
    <style:style style:name="P5" style:family="paragraph" style:parent-style-name="Standard">
      <style:paragraph-properties fo:text-align="start" style:justify-single-word="false"/>
      <style:text-properties officeooo:rsid="00525e5d" officeooo:paragraph-rsid="000bbb38"/>
    </style:style>
    <style:style style:name="P6" style:family="paragraph" style:parent-style-name="Standard">
      <style:paragraph-properties fo:text-align="start" style:justify-single-word="false"/>
      <style:text-properties officeooo:rsid="0053f61b" officeooo:paragraph-rsid="000bbb38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officeooo:rsid="0053f61b" officeooo:paragraph-rsid="000bbb38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55e101" officeooo:paragraph-rsid="000bbb38"/>
    </style:style>
    <style:style style:name="T1" style:family="text">
      <style:text-properties officeooo:rsid="0050e9a4"/>
    </style:style>
    <style:style style:name="T2" style:family="text">
      <style:text-properties officeooo:rsid="01224b47"/>
    </style:style>
    <style:style style:name="T3" style:family="text">
      <style:text-properties officeooo:rsid="01533c2a"/>
    </style:style>
    <style:style style:name="T4" style:family="text">
      <style:text-properties officeooo:rsid="03356272"/>
    </style:style>
    <style:style style:name="T5" style:family="text">
      <style:text-properties officeooo:rsid="037fc58d"/>
    </style:style>
    <style:style style:name="T6" style:family="text">
      <style:text-properties officeooo:rsid="00525e5d"/>
    </style:style>
    <style:style style:name="T7" style:family="text">
      <style:text-properties officeooo:rsid="0053f6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Должно быть я разочаровал её своей непредприимчивостью и тем, что так не по-солдатски спасовал перед неприхотливым минимализмом обстановки.</text:p>
      <text:p text:style-name="P3">Она не появилась на свидании назначенном в парке на следующий вечер.</text:p>
      <text:p text:style-name="P3">Я покружил по тёмным аллеям, немного постоял у ярко освещённой танцплощадки, за оградой которой отдыхала ставропольская молодёжь, хотя выходить на свет опасно — я не в парадке.</text:p>
      <text:p text:style-name="P3"><text:s/>Нет её, и вряд ли будет. Пора заворачивать оглобли.</text:p>
      <text:p text:style-name="P3">- Солдат, спички найдутся?</text:p>
      <text:p text:style-name="P3">Патлатый парень с сумкой на широком ремне через плечо.</text:p>
      <text:p text:style-name="P3">Я достал спички из кармана хэбэ, он взял их и расстегнул зиппер на сумке. </text:p>
      <text:p text:style-name="P3">Сверху, кроме пачки сигарет лежал коробок спичек.</text:p>
      <text:p text:style-name="P3">- Ой, я такой забывчивый. Закуришь?</text:p>
      <text:p text:style-name="P3">Он протянул мне пачку, приоткрыв крышечку на фильтрах. </text:p>
      <text:p text:style-name="P3">Я вытащил одну.</text:p>
      <text:p text:style-name="P3">- Ах, здесь такой шум, даже голова разболелась. Может отойдём?- Он правой рукой взворошил ширококудрую стрижку тёмных волос.</text:p>
      <text:p text:style-name="P3"/>
      <text:p text:style-name="P3">...я не понял... он это, типа, меня снимает?..</text:p>
      <text:p text:style-name="P3"/>
      <text:p text:style-name="P3">Невысокий аккуратненький парень, чуть патлатый, сумка под локтем.</text:p>
      <text:p text:style-name="P3">- Можно.</text:p>
      <text:p text:style-name="P3">Мы отходим в сопровождении взглядов обычной возле танцплощадок части публики <text:span text:style-name="T1">— тех, </text:span>что не заходят внутрь.</text:p>
      <text:p text:style-name="P4">Медленно шагая, мы идём никуда. </text:p>
      <text:p text:style-name="P4">Он всё говорит, говорит. Такие женственные интонации.</text:p>
      <text:p text:style-name="P4">Он рассказывает мне анекдот из жизни голубых. В Москве <text:span text:style-name="T2">одного </text:span>поймали и в ментовке бьют, а <text:span text:style-name="T2">тот</text:span> кричит: «ну, капитан, я же хотел только в ротик, а не в зубы!»</text:p>
      <text:p text:style-name="P4">Игра слов, но не смешно, хотя понятно. </text:p>
      <text:p text:style-name="P4">И с ним всё понятно. Интересно, дальше что.</text:p>
      <text:p text:style-name="P4">- Хочешь вина?</text:p>
      <text:p text:style-name="P4">- Можно.</text:p>
      <text:p text:style-name="P4">Мы заходим в ближайший от парка гастроном. <text:span text:style-name="T3">Очереди почти нет.</text:span></text:p>
      <text:p text:style-name="P4">Он покупает бутылку вина, советуется со мной — подойдёт? </text:p>
      <text:p text:style-name="P4"><text:span text:style-name="T4">Я п</text:span>ервый раз такое вижу — «Горный цветок».</text:p>
      <text:p text:style-name="P4"><text:span text:style-name="T2">Магазин залит светом</text:span> и <text:span text:style-name="T3">опять </text:span>все молча пялятся.</text:p>
      <text:p text:style-name="P4">Он радостно выбивает в кассе чек <text:span text:style-name="T4">и</text:span> засовывает бутылку в сумочку. </text:p>
      <text:p text:style-name="P4">Мы возвращаемся в парк, в верхнюю его часть, где нет скамеек и <text:span text:style-name="T3">нет </text:span>фонарей. </text:p>
      <text:p text:style-name="P4">Стоя в темноте у шеренги подстриженных кустов, мы распиваем вино, не до конца.</text:p>
      <text:p text:style-name="P4">Он опускается вплотную передо мной на колени и расстёгивает пуговицы в ширинке моего хэбэ.</text:p>
      <text:p text:style-name="P4">Вобщем-то, возбуждает. Потом становится тепло и мокро.</text:p>
      <text:p text:style-name="P4">Его голова, едва виднеясь в темноте, качает вперёд-назад. </text:p>
      <text:p text:style-name="P4">Я передвигаю <text:span text:style-name="T5">на себе </text:span>бляху <text:span text:style-name="T5">солдатского </text:span>ремня за спину, чтоб <text:span text:style-name="T5">он</text:span> не стукнулся лбом.</text:p>
      <text:p text:style-name="P4">Он меняет ритм, меняет темп. Передохнул. Начинает снова. </text:p>
      <text:p text:style-name="P4">Как-то это... монотонно. Долго мне ещё так стоять? </text:p>
      <text:p text:style-name="P4">Чмо-ок. </text:p>
      <text:p text:style-name="P4">Опять тайм-аут?</text:p>
      <text:p text:style-name="P4">- Негодяй! Ты был с блядью, поэтому не можешь кончить! Негодяй!</text:p>
      <text:p text:style-name="P4">- Да не был я ни с кем.</text:p>
      <text:p text:style-name="P4"><text:soft-page-break/>Я застёгиваюсь, а он <text:span text:style-name="T6">жалобно сетует, что у меня такой подходящий — ровно тринадцать — но ничего не вышло.</text:span></text:p>
      <text:p text:style-name="P5">Его оценка на глаз не совпадает с замерами во время того обеденного перерыва в КПВРЗ, но я не в обиде, <text:span text:style-name="T3">с поправкой на его разочарование</text:span> — <text:s/>так старался <text:span text:style-name="T3">и попусту</text:span>. </text:p>
      <text:p text:style-name="P5">И за вино он платил.</text:p>
      <text:p text:style-name="P5">- Тут ещё осталось — будешь?</text:p>
      <text:p text:style-name="P5">- Ах, нет.</text:p>
      <text:p text:style-name="P5">Я допиваю дохленький горный цветок под его повесть, что он тут проездом из Нальчика, где какой-то очень важный директор очень важного предприятия сделал его таким, когда он ещё был совсем мальчиком.</text:p>
      <text:p text:style-name="P5">Потом он меня обнимает, но не целует — ведь я наказан, я был с блядью, негодяй — и <text:span text:style-name="T2">он </text:span>уходит сентиментально манящей походкой в сторону уличных фонарей за деревьями парка.</text:p>
      <text:p text:style-name="P5">Мальчик из города Нальчик. </text:p>
      <text:p text:style-name="P5">Судя по анекдоту, жизнь у них не сахар. Таись и прячься, пока не поймают.</text:p>
      <text:p text:style-name="P5">Ну, чё? Пора домой двигать?</text:p>
      <text:p text:style-name="P5"/>
      <text:p text:style-name="P5">Пришло письмо от Ольги, что она получила письмо от моего сослуживца.</text:p>
      <text:p text:style-name="P5">Он анонимно сообщал ей о моих амурных самовольных хождениях в разные стороны от дислокации воинской части 41769, она же одиннадцатый ВСО.</text:p>
      <text:p text:style-name="P5"/>
      <text:p text:style-name="P5">Меня до глубины души возмутила наглость грязных инсинуаций. </text:p>
      <text:p text:style-name="P5">Ведь ни в Дёмино, ни на хлебозаводе ничего не получилось! </text:p>
      <text:p text:style-name="P5">А тот голубой вообще не в счёт. Я ведь даже и не кончил.</text:p>
      <text:p text:style-name="P5">Поэтому в ответном письме я открыто и чес<text:span text:style-name="T7">т</text:span>но <text:span text:style-name="T7">заявил, что ничего такого, что он там наподразумевал,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.</text:span></text:p>
      <text:p text:style-name="P6">В своём ответе она сообщила, что письмо с вымыслами о моём, якобы, неустойчивом, поведении повергло её в состояние аффекта, пребывая в котором, она разодрала его на мелкие клочья.</text:p>
      <text:p text:style-name="P6"/>
      <text:p text:style-name="P7"><text:span text:style-name="T2">(...и</text:span> тут я снова упираюсь в трансцендентальность.</text:p>
      <text:p text:style-name="P7">Зачем? Какой в этом прок анонимщику?</text:p>
      <text:p text:style-name="P7">А если Ольга просто так брала меня на пушку, то всё равно — зачем?</text:p>
      <text:p text:style-name="P7"><text:span text:style-name="T2">До чего,</text:span> всё-таки, ограничены возможности человеческого разума. </text:p>
      <text:p text:style-name="P7">Во всяком случае — моего...<text:span text:style-name="T2">)</text:span></text:p>
      <text:p text:style-name="P7"/>
      <text:p text:style-name="P8">Ваня ушёл на вечернюю проверку — сегодня моя ночная смена.</text:p>
      <text:p text:style-name="P8">Пришёл Серый и привёл «молодого» водителя из симферопольских. </text:p>
      <text:p text:style-name="P8">Оба на поддаче; понятно <text:span text:style-name="T1">—</text:span> у «молодого» деньги есть, то-то он с ним и кентуется.</text:p>
      <text:p text:style-name="P8">И тут Серый повёл какой-то непонятный базар, типа, на меня у ребят обиды. </text:p>
      <text:p text:style-name="P8">Я не понял. Какие ребята? Что за обиды?</text:p>
      <text:p text:style-name="P8">Ща, паймёшь, ну, пашли. И входную дверь на крючок.</text:p>
      <text:p text:style-name="P8">Зашли мы втроём в мастерскую и Серый враз слинял. Я не понял.</text:p>
      <text:p text:style-name="P8">Этот верзила «молодой» стоит, в глаза мне не смотрит:</text:p>
      <text:p text:style-name="P8">- Ты чё ребят закладываешь?</text:p>
      <text:p text:style-name="P8">И кулаком в лицо. Я плечо подставил, за дверь выскочил — тот следом. </text:p>
      <text:p text:style-name="P8">А за печью лом стоит. Я за лом схватился, кричу:</text:p>
      <text:p text:style-name="P8">- Серый! Кого я, блядь, закладывал?</text:p>
      <text:p text:style-name="P8">А Серый тут же в проходе стоял; увидел, что я с ломом и мне серию по корпусу. </text:p>
      <text:p text:style-name="P8">Я лом уронил.</text:p>
      <text:p text:style-name="P8">Да и хватался-то скорее инстинктивно, для острастки.</text:p>
      <text:p text:style-name="P8"><text:soft-page-break/>А тут под окном железная ставня сдвинулась и вползает Саша Хворостюк из нашего призыва; в сапогах, трусах и с полотенцем на шее, хотел, видно, душ принять в насосной.</text:p>
      <text:p text:style-name="P8">Серый на него полканá спустил:</text:p>
      <text:p text:style-name="P8">- Пошёл на хуй отсюда!</text:p>
      <text:p text:style-name="P2">Тот задним уполз, Серый опять ко мне, а у меня вся грудь в крови — куртка была нараспашку и он, когда ударил, родинку сорвал.</text:p>
      <text:p text:style-name="P2">Ну, он не слишком пьяный был, видит — кровищи до хуя и хуй его знает чё там в мастерской было; в дисбат загреметь неохота; ещё чего-то попиздел «смотри!», «ребята!», и ушли они.</text:p>
      <text:p text:style-name="P2">Так я и не понял что за хуйня. </text:p>
      <text:p text:style-name="P2">Потом его увидел спросил, он толком ничего не сказал, опять «смотри, если чё». </text:p>
      <text:p text:style-name="P2">Короче, пахана из себя строи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09:03.907246346</meta:creation-date>
    <dc:date>2017-03-02T14:09:18.054326298</dc:date>
    <dc:creator>sehrguey </dc:creator>
    <meta:editing-duration>PT14S</meta:editing-duration>
    <meta:editing-cycles>1</meta:editing-cycles>
    <meta:document-statistic meta:table-count="0" meta:image-count="0" meta:object-count="0" meta:page-count="3" meta:paragraph-count="85" meta:word-count="949" meta:character-count="5705" meta:non-whitespace-character-count="4800"/>
    <meta:generator>LibreOffice/4.3.3.2$Linux_x86 LibreOffice_project/430m0$Build-2</meta:generator>
  </office:meta>
</office:document-meta>
</file>